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5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5"/>
    <style:style style:name="ce1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0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hughe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hughe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hughe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hughe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input.$D$23" table:cell-range-address="$input.$E$34"/>
        <table:named-range table:name="dx_av" table:base-cell-address="$input.$D$11" table:cell-range-address="$input.$E$13"/>
        <table:named-range table:name="Fi" table:base-cell-address="$input.$D$25" table:cell-range-address="$input.$E$37"/>
        <table:named-range table:name="k_B" table:base-cell-address="$consts.$E$3" table:cell-range-address="$consts.$F$3"/>
        <table:named-range table:name="lambda" table:base-cell-address="$input.$D$12" table:cell-range-address="$input.$E$15"/>
        <table:named-range table:name="M_p" table:base-cell-address="$consts.$E$4" table:cell-range-address="$consts.$F$7"/>
        <table:named-range table:name="ncell" table:base-cell-address="$input.$D$9" table:cell-range-address="$input.$E$11"/>
        <table:named-range table:name="N_0" table:base-cell-address="$input.$D$16" table:cell-range-address="$input.$E$22"/>
        <table:named-range table:name="omega_p" table:base-cell-address="$input.$D$19" table:cell-range-address="$input.$E$24"/>
        <table:named-range table:name="q_e" table:base-cell-address="$consts.$E$5" table:cell-range-address="$consts.$F$5"/>
        <table:named-range table:name="rmax" table:base-cell-address="$input.$D$7" table:cell-range-address="$input.$E$9"/>
        <table:named-range table:name="rmin" table:base-cell-address="$input.$D$8" table:cell-range-address="$input.$E$10"/>
        <table:named-range table:name="T_eV" table:base-cell-address="$input.$D$15" table:cell-range-address="$input.$E$20"/>
        <table:named-range table:name="Vi" table:base-cell-address="$input.$D$23" table:cell-range-address="$input.$E$36"/>
        <table:named-range table:name="v_the" table:base-cell-address="$input.$D$19" table:cell-range-address="$input.$E$21"/>
        <table:named-range table:name="Zi" table:base-cell-address="$input.$D$19" table:cell-range-address="$input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3" number:min-integer-digits="1" number:min-exponent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8:29:40.390950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4.3.7.2$Linux_X86_64 LibreOffice_project/430$Build-2</meta:generator>
    <dc:date>2017-11-05T22:49:57.302567228</dc:date>
    <dc:creator>Thomas Hughes</dc:creator>
    <meta:editing-duration>P3DT2H51M7S</meta:editing-duration>
    <meta:editing-cycles>15</meta:editing-cycles>
    <meta:document-statistic meta:table-count="2" meta:cell-count="99" meta:object-count="0"/>
  </office:meta>
</office:document-meta>
</file>